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les.and( Iterable &lt; ClassFile &gt; class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Fil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s.ClassFiles( Map &lt; String , ClassFile &gt;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s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Files.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s.of( ClassFile ... Class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s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s.and( ClassFile ... class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Files.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